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080ce5"/>
    </style:style>
    <style:style style:name="P3" style:family="paragraph" style:parent-style-name="Text_20_body">
      <style:paragraph-properties fo:padding="0.049cm" fo:border="0.06pt solid #d9d9e3"/>
      <style:text-properties officeooo:paragraph-rsid="0008b4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80ce5" loext:padding="0.049cm" loext:border="0.06pt solid #d9d9e3"/>
    </style:style>
    <style:style style:name="T3" style:family="text">
      <style:text-properties fo:font-variant="normal" fo:text-transform="none" fo:color="#343541" loext:opacity="100%" style:font-name="S hne" fo:font-size="12pt" fo:letter-spacing="normal" fo:font-style="normal" fo:font-weight="normal" loext:padding="0.049cm" loext:border="0.06pt solid #d9d9e3"/>
    </style:style>
    <style:style style:name="T4" style:family="text">
      <style:text-properties fo:font-variant="normal" fo:text-transform="none" fo:color="#343541" loext:opacity="100%" fo:font-size="12pt" fo:letter-spacing="normal" fo:font-style="normal" fo:font-weight="normal" loext:padding="0.049cm" loext:border="0.06pt solid #d9d9e3"/>
    </style:style>
    <style:style style:name="T5" style:family="text">
      <style:text-properties fo:font-variant="normal" fo:text-transform="none" fo:color="#343541" loext:opacity="100%" style:font-name="Liberation Serif" fo:font-size="12pt" fo:letter-spacing="normal" fo:font-style="normal" fo:font-weight="normal" loext:padding="0.049cm" loext:border="0.06pt solid #d9d9e3"/>
    </style:style>
    <style:style style:name="T6" style:family="text">
      <style:text-properties style:font-name="Liberation Serif" loext:padding="0.049cm" loext:border="0.06pt solid #d9d9e3"/>
    </style:style>
    <style:style style:name="T7" style:family="text">
      <style:text-properties officeooo:rsid="0008b49f" loext:padding="0.049cm" loext:border="0.06pt solid #d9d9e3"/>
    </style:style>
    <style:style style:name="T8" style:family="text">
      <style:text-properties officeooo:rsid="0008e8f4"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Ejercicio </text:span></text:span><text:span text:style-name="Strong_20_Emphasis"><text:span text:style-name="T2">1</text:span></text:span><text:span text:style-name="Strong_20_Emphasis"><text:span text:style-name="T1">: </text:span></text:span><text:span text:style-name="Strong_20_Emphasis"><text:span text:style-name="T2">Crear diccionario</text:span></text:span></text:p>
      <text:p text:style-name="P1"><text:span text:style-name="Strong_20_Emphasis"><text:span text:style-name="T5">Escribir un programa que guarde en una variable el diccionario {'Euro':'€', 'Dollar':'$', 'Yen':'¥'}, pregunte al usuario por una divisa y muestre su símbolo o un mensaje de aviso si la divisa no está en el diccionario.</text:span></text:span><text:span text:style-name="Strong_20_Emphasis"><text:span text:style-name="T6"> </text:span></text:span></text:p>
      <text:p text:style-name="P1"><text:span text:style-name="Strong_20_Emphasis"><text:span text:style-name="T1">Ejercicio 2: Clasificación de Palabras</text:span></text:span></text:p>
      <text:p text:style-name="P1">Escribe un programa que tome una cadena de texto como entrada y cree un diccionario que clasifique cada palabra según su longitud. El programa debe mostrar el diccionario resultante.</text:p>
      <text:p text:style-name="P1"><text:span text:style-name="Strong_20_Emphasis"><text:span text:style-name="T1">Ejercicio 3: Contador de Caracteres</text:span></text:span></text:p>
      <text:p text:style-name="P1">Desarrolla un programa que solicite al usuario introducir una cadena y luego genere un diccionario que cuente la frecuencia de cada carácter en la cadena.</text:p>
      <text:p text:style-name="P1"><text:span text:style-name="Strong_20_Emphasis"><text:span text:style-name="T1">Ejercicio 4: Sistema de Reservas de Hoteles</text:span></text:span></text:p>
      <text:p text:style-name="P1">Crea un programa que simule un sistema de reservas de hoteles. El programa debe permitir al usuario agregar reservas (nombre del huésped y número de habitaciones) y mostrar la lista completa de reservas.</text:p>
      <text:p text:style-name="P3"><text:span text:style-name="Strong_20_Emphasis"><text:span text:style-name="T1">Ejercicio </text:span></text:span><text:span text:style-name="Strong_20_Emphasis"><text:span text:style-name="T7">5</text:span></text:span><text:span text:style-name="Strong_20_Emphasis"><text:span text:style-name="T1">: Registro de Libros en una Biblioteca</text:span></text:span></text:p>
      <text:p text:style-name="P3">Desarrolla un programa que gestione un registro de libros en una biblioteca. El programa debe permitir al usuario agregar libros (título, autor, año de publicación) y buscar libros por su título.</text:p>
      <text:p text:style-name="P1"><text:span text:style-name="Strong_20_Emphasis"><text:span text:style-name="T1">Ejercicio </text:span></text:span><text:span text:style-name="Strong_20_Emphasis"><text:span text:style-name="T8">6</text:span></text:span><text:span text:style-name="Strong_20_Emphasis"><text:span text:style-name="T1">: Simulador de Red Social</text:span></text:span></text:p>
      <text:p text:style-name="P1">Crea un programa que simule un sistema básico de red social. Los usuarios pueden registrarse con un nombre de usuario y una contraseña. El programa debe almacenar esta información y permitir a los usuarios iniciar sesión.</text:p>
      <text:p text:style-name="P1"><text:span text:style-name="Strong_20_Emphasis"><text:span text:style-name="T1">Ejercicio </text:span></text:span><text:span text:style-name="Strong_20_Emphasis"><text:span text:style-name="T8">7</text:span></text:span><text:span text:style-name="Strong_20_Emphasis"><text:span text:style-name="T1">: Juego de Preguntas y Respuestas</text:span></text:span></text:p>
      <text:p text:style-name="P1">Desarrolla un programa que realice un juego de preguntas y respuestas. El programa debe almacenar las preguntas y las respuestas en un diccionario y permitir que el jugador intente responderlas.</text:p>
      <text:p text:style-name="P1"><text:span text:style-name="Strong_20_Emphasis"><text:span text:style-name="T1">Ejercicio </text:span></text:span><text:span text:style-name="Strong_20_Emphasis"><text:span text:style-name="T8">8</text:span></text:span><text:span text:style-name="Strong_20_Emphasis"><text:span text:style-name="T1">: Conversor de Temperaturas</text:span></text:span></text:p>
      <text:p text:style-name="P1">Escribe un programa que convierta temperaturas entre Celsius y Fahrenheit. El usuario debe poder ingresar la temperatura y la escala (C o F), y el programa debe mostrar la temperatura convertida.</text:p>
      <text:p text:style-name="P1"><text:span text:style-name="Strong_20_Emphasis"><text:span text:style-name="T1">Ejercicio </text:span></text:span><text:span text:style-name="Strong_20_Emphasis"><text:span text:style-name="T8">9</text:span></text:span><text:span text:style-name="Strong_20_Emphasis"><text:span text:style-name="T1">: Gestión de Tareas Pendientes</text:span></text:span></text:p>
      <text:p text:style-name="P1">Crea un programa que permita a un usuario gestionar una lista de tareas pendientes. El programa debe permitir agregar tareas, marcarlas como completadas y mostrar la lista actualizada.</text:p>
      <text:p text:style-name="P1"><text:span text:style-name="Strong_20_Emphasis"><text:span text:style-name="T1">Ejercicio 1</text:span></text:span><text:span text:style-name="Strong_20_Emphasis"><text:span text:style-name="T8">0</text:span></text:span><text:span text:style-name="Strong_20_Emphasis"><text:span text:style-name="T1">: Calculadora de Notas</text:span></text:span></text:p>
      <text:p text:style-name="P1"><text:soft-page-break/>Escribe un programa que solicite al usuario ingresar el nombre y las notas de varios estudiantes. El programa debe almacenar esta información en un diccionario y luego calcular el promedio de cada estudiante.</text:p>
      <text:p text:style-name="P1"><text:span text:style-name="Strong_20_Emphasis"><text:span text:style-name="T1">Ejercicio </text:span></text:span><text:span text:style-name="Strong_20_Emphasis"><text:span text:style-name="T8">11</text:span></text:span><text:span text:style-name="Strong_20_Emphasis"><text:span text:style-name="T1">: Generador de Contraseñas</text:span></text:span></text:p>
      <text:p text:style-name="P1">Desarrolla un programa que genere contraseñas seguras para los usuarios. El programa debe permitir al usuario ingresar su nombre y generar una contraseña única basada en su nombre y otros criterios de seguridad.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2:07:26.775000000</meta:creation-date>
    <dc:date>2023-11-15T12:50:26.079000000</dc:date>
    <meta:editing-duration>PT12M17S</meta:editing-duration>
    <meta:editing-cycles>1</meta:editing-cycles>
    <meta:document-statistic meta:table-count="0" meta:image-count="0" meta:object-count="0" meta:page-count="2" meta:paragraph-count="22" meta:word-count="408" meta:character-count="2593" meta:non-whitespace-character-count="2206"/>
    <meta:generator>LibreOffice/7.2.5.2$Windows_X86_64 LibreOffice_project/499f9727c189e6ef3471021d6132d4c694f357e5</meta:generator>
  </office:meta>
</office:document-meta>
</file>